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text-underline-style="solid" style:text-underline-width="auto" style:text-underline-color="font-color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text-underline-style="none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style="italic" style:text-underline-style="none" style:font-style-asian="italic" style:font-style-complex="italic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text-underline-style="none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1" style:family="paragraph" style:parent-style-name="Standard" style:list-style-name="L2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2" style:family="paragraph" style:parent-style-name="Standard" style:list-style-name="L3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4" style:family="text">
      <style:text-properties style:font-name="Consolas" fo:font-size="10pt" style:text-underline-style="none" style:font-name-asian="Consolas" style:font-size-asian="10pt" style:font-name-complex="Consolas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pítulo 3</text:p>
      <text:p text:style-name="P1"/>
      <text:p text:style-name="P4">Blocos de Inicialização</text:p>
      <text:p text:style-name="P1"><text:span text:style-name="T6">Regra 1</text:span>: todos os blocos static na árvore da herança são executados primeiro.</text:p>
      <text:p text:style-name="P1"><text:s/></text:p>
      <text:p text:style-name="P9"><text:span text:style-name="T3">Regra 2</text:span><text:span text:style-name="T2">: os blocos de instância são executados imediatamente depois do construtor pai ser chamado (apos super() ser chamado dentro do construtor).</text:span></text:p>
      <text:p text:style-name="P7"><text:span text:style-name="T2"/></text:p>
      <text:p text:style-name="P6"><text:span text:style-name="T2">Enum</text:span></text:p>
      <text:p text:style-name="P1"><text:tab/><text:tab/>Overriding de métodos</text:p>
      <text:p text:style-name="P1"><text:span text:style-name="T5"><text:tab/><text:tab/>C</text:span>(3){</text:p>
      <text:p text:style-name="P1"><text:tab/><text:tab/><text:tab/>/*</text:p>
      <text:p text:style-name="P1"><text:tab/><text:tab/><text:tab/> * overriding do método somente para o enum C</text:p>
      <text:p text:style-name="P1"><text:tab/><text:tab/><text:tab/> */</text:p>
      <text:p text:style-name="P1"><text:tab/><text:tab/><text:tab/><text:span text:style-name="T6">public</text:span> <text:span text:style-name="T6">int</text:span> getQ() { <text:span text:style-name="T6">return</text:span> 3; } </text:p>
      <text:p text:style-name="P7"><text:span text:style-name="T2"><text:tab/><text:tab/>};</text:span></text:p>
      <text:p text:style-name="P7"><text:span text:style-name="T2"/></text:p>
      <text:p text:style-name="P9"><text:span text:style-name="T3"><text:tab/><text:tab/>public</text:span><text:span text:style-name="T2"> </text:span><text:span text:style-name="T3">int</text:span><text:span text:style-name="T2"> getQ(){ </text:span><text:span text:style-name="T3">return</text:span><text:span text:style-name="T2"> 2; }</text:span></text:p>
      <text:p text:style-name="P1"><text:span text:style-name="T2"/></text:p>
      <text:p text:style-name="P4">Wrappers</text:p>
      <text:p text:style-name="P1"/>
      <text:p text:style-name="P1">Argumentos nas chamadas de métodos:</text:p>
      <text:p text:style-name="P1"/>
      <text:list xml:id="list2825460787648164642" text:style-name="L1">
        <text:list-item>
          <text:p text:style-name="P2">Ampliação (Java 4 já existia)</text:p>
        </text:list-item>
        <text:list-item>
          <text:p text:style-name="P2">Autoboxing (int para Integer, etc)</text:p>
        </text:list-item>
        <text:list-item>
          <text:p text:style-name="P2">Var-args ("última saída")</text:p>
        </text:list-item>
      </text:list>
      <text:p text:style-name="P1"/>
      <text:p text:style-name="P1">(1) <text:span text:style-name="T1">Se tipo primitivo</text:span>: </text:p>
      <text:list xml:id="list2090557915938538629" text:style-name="L2">
        <text:list-item>
          <text:list>
            <text:list-item>
              <text:list>
                <text:list-item>
                  <text:p text:style-name="P11">Tenta correpondência direta</text:p>
                </text:list-item>
                <text:list-item>
                  <text:p text:style-name="P11">Tenta ampliar. (byte -&gt; short, int, long, float, double)</text:p>
                </text:list-item>
                <text:list-item>
                  <text:p text:style-name="P11">Tenta boxing (int -&gt; para Integer) e pode "casar" com Object</text:p>
                </text:list-item>
                <text:list-item>
                  <text:p text:style-name="P11">Tenta o var-args</text:p>
                </text:list-item>
              </text:list>
            </text:list-item>
          </text:list>
        </text:list-item>
      </text:list>
      <text:p text:style-name="P1"/>
      <text:p text:style-name="P5">Se houver um varg-arg do tipo primitivo, ex.: m(short... a)</text:p>
      <text:p text:style-name="P5">e houver também var-args equivalente para m(Short... a) ou m(Object... a) </text:p>
      <text:p text:style-name="P5"><text:span text:style-name="T6">não poderá ser chamado</text:span> m(shortQualquerPrimitivo), pois haverá erro de compilação.</text:p>
      <text:p text:style-name="P1"/>
      <text:p text:style-name="P1">(2) <text:span text:style-name="T1">Se Wrapper</text:span>: </text:p>
      <text:list xml:id="list3442683569317833528" text:style-name="L3">
        <text:list-item>
          <text:p text:style-name="P12">Tenta correpondencia direta</text:p>
        </text:list-item>
        <text:list-item>
          <text:p text:style-name="P12">Tenta ampliar via hierarquia de objetos (lembrar que um Wrapper eh um Object)</text:p>
        </text:list-item>
        <text:list-item>
          <text:p text:style-name="P12">Tenta o unboxing (ex.: se for Short, ira executar (valor).shortValue() e tentar o short primitivo ou realizar ampliação e encontrar int, long, float, etc.</text:p>
        </text:list-item>
        <text:list-item>
          <text:p text:style-name="P12">Tenta o var-args</text:p>
        </text:list-item>
      </text:list>
      <text:p text:style-name="P10"/>
      <text:p text:style-name="P1"/>
      <text:p text:style-name="P4">Parser</text:p>
      <text:p text:style-name="P1"/>
      <text:p text:style-name="P1">xxxValue (Wrapper para primitive).</text:p>
      <text:p text:style-name="P5">Integer x = 4; double a = x.doubleValue();</text:p>
      <text:p text:style-name="P1"/>
      <text:p text:style-name="P1">"Wrapper".parseXXX (String para primitive).</text:p>
      <text:p text:style-name="P5">float f1 = Float.parseFloat("3.14");</text:p>
      <text:p text:style-name="P1"/>
      <text:p text:style-name="P1">String para Wrapper</text:p>
      <text:p text:style-name="P7"><text:span text:style-name="T2">"Wrapper".valueOf(String) ou new “Wrapper”(“valor”)</text:span></text:p>
      <text:p text:style-name="P8"><text:span text:style-name="T2">Float.valueOf(“3.4”); new Float(“3.1”)</text:span></text:p>
      <text:p text:style-name="P8"><text:span text:style-name="T2"/></text:p>
      <text:p text:style-name="P8"><text:span text:style-name="T2">“Wrapper”.valueOf(“0120”, 3); (Exclusivo para inteiros)</text:span></text:p>
      <text:p text:style-name="P8"><text:span text:style-name="T2">Long x = Long.valueOf(“1110”, 2); // 12 em decimal</text:span></text:p>
      <text:p text:style-name="P9"/>
      <text:p text:style-name="P6"><text:soft-page-break/><text:span text:style-name="T4"/></text:p>
      <text:p text:style-name="P6"><text:span text:style-name="T2">Referência de Arrays</text:span></text:p>
      <text:p text:style-name="P1"><text:span text:style-name="T6">int</text:span>[] a = {1,2,3};</text:p>
      <text:p text:style-name="P1"><text:span text:style-name="T6">int</text:span>[] b = a;</text:p>
      <text:p text:style-name="P7"><text:span text:style-name="T2">b[0] = 0; // a[0] passa a ser 0 (referênci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0:23:58.51</meta:creation-date>
    <dc:date>2013-01-30T11:47:40.81</dc:date>
    <meta:editing-duration>PT1H23M34S</meta:editing-duration>
    <meta:editing-cycles>26</meta:editing-cycles>
    <meta:generator>OpenOffice.org/3.4$Win32 OpenOffice.org_project/340m1$Build-9590</meta:generator>
    <meta:document-statistic meta:table-count="0" meta:image-count="0" meta:object-count="0" meta:page-count="2" meta:paragraph-count="46" meta:word-count="274" meta:character-count="1728"/>
  </office:meta>
</office:document-meta>
</file>